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sans-serif" fo:font-size="13.5pt" style:font-size-asian="13.5pt"/>
    </style:style>
    <style:style style:name="P2" style:parent-style-name="Standard" style:family="paragraph">
      <style:text-properties style:font-name="sans-serif" fo:font-size="13.5pt" style:font-size-asian="13.5pt"/>
    </style:style>
    <style:style style:name="P3" style:parent-style-name="Standard" style:family="paragraph">
      <style:text-properties style:font-name="sans-serif" fo:font-size="13.5pt" style:font-size-asian="13.5pt"/>
    </style:style>
    <style:style style:name="P4" style:parent-style-name="Standard" style:family="paragraph">
      <style:text-properties style:font-name="sans-serif" fo:font-size="13.5pt" style:font-size-asian="13.5pt"/>
    </style:style>
    <style:style style:name="P5" style:parent-style-name="Standard" style:family="paragraph">
      <style:text-properties style:font-name="sans-serif" fo:font-size="13.5pt" style:font-size-asian="13.5pt"/>
    </style:style>
    <style:style style:name="P6" style:parent-style-name="Standard" style:family="paragraph">
      <style:text-properties style:font-name="sans-serif" fo:font-size="13.5pt" style:font-size-asian="13.5pt"/>
    </style:style>
    <style:style style:name="P7" style:parent-style-name="Standard" style:family="paragraph">
      <style:text-properties style:font-name="sans-serif" fo:font-size="13.5pt" style:font-size-asian="13.5pt"/>
    </style:style>
    <style:style style:name="P8" style:parent-style-name="Standard" style:family="paragraph">
      <style:text-properties style:font-name="sans-serif" fo:font-size="13.5pt" style:font-size-asian="13.5pt"/>
    </style:style>
    <style:style style:name="P9" style:parent-style-name="Standard" style:family="paragraph">
      <style:text-properties style:font-name="sans-serif" fo:font-size="13.5pt" style:font-size-asian="13.5pt"/>
    </style:style>
    <style:style style:name="T10" style:parent-style-name="Absatz-Standardschriftart" style:family="text">
      <style:text-properties style:font-name="sans-serif" fo:font-size="13.5pt" style:font-size-asian="13.5pt"/>
    </style:style>
    <style:style style:name="T11" style:parent-style-name="Absatz-Standardschriftart" style:family="text">
      <style:text-properties style:font-name="sans-serif" fo:font-size="13.5pt" style:font-size-asian="13.5pt"/>
    </style:style>
    <style:style style:name="T12" style:parent-style-name="Absatz-Standardschriftart" style:family="text">
      <style:text-properties style:font-name="sans-serif" fo:font-size="13.5pt" style:font-size-asian="13.5pt"/>
    </style:style>
    <style:style style:name="T13" style:parent-style-name="Absatz-Standardschriftart" style:family="text">
      <style:text-properties style:font-name="sans-serif" fo:font-size="13.5pt" style:font-size-asian="13.5pt"/>
    </style:style>
    <style:style style:name="T14" style:parent-style-name="Absatz-Standardschriftart" style:family="text">
      <style:text-properties style:font-name="sans-serif" fo:font-size="13.5pt" style:font-size-asian="13.5pt"/>
    </style:style>
    <style:style style:name="T15" style:parent-style-name="Absatz-Standardschriftart" style:family="text">
      <style:text-properties style:font-name="sans-serif" fo:font-size="13.5pt" style:font-size-asian="13.5pt"/>
    </style:style>
    <style:style style:name="T16" style:parent-style-name="Absatz-Standardschriftart" style:family="text">
      <style:text-properties style:font-name="sans-serif" fo:font-size="13.5pt" style:font-size-asian="13.5pt"/>
    </style:style>
    <style:style style:name="T17" style:parent-style-name="Absatz-Standardschriftart" style:family="text">
      <style:text-properties style:font-name="sans-serif" fo:font-size="13.5pt" style:font-size-asian="13.5pt"/>
    </style:style>
    <style:style style:name="T18" style:parent-style-name="Absatz-Standardschriftart" style:family="text">
      <style:text-properties style:font-name="sans-serif" fo:font-size="13.5pt" style:font-size-asian="13.5pt"/>
    </style:style>
    <style:style style:name="T19" style:parent-style-name="Absatz-Standardschriftart" style:family="text">
      <style:text-properties style:font-name="sans-serif" fo:font-size="13.5pt" style:font-size-asian="13.5pt"/>
    </style:style>
    <style:style style:name="T20" style:parent-style-name="Absatz-Standardschriftart" style:family="text">
      <style:text-properties style:font-name="sans-serif" fo:font-size="13.5pt" style:font-size-asian="13.5pt"/>
    </style:style>
    <style:style style:name="T21" style:parent-style-name="Absatz-Standardschriftart" style:family="text">
      <style:text-properties style:font-name="sans-serif" fo:font-size="13.5pt" style:font-size-asian="13.5pt"/>
    </style:style>
    <style:style style:name="T22" style:parent-style-name="Absatz-Standardschriftart" style:family="text">
      <style:text-properties style:font-name="sans-serif" fo:font-size="13.5pt" style:font-size-asian="13.5pt"/>
    </style:style>
    <style:style style:name="T23" style:parent-style-name="Absatz-Standardschriftart" style:family="text">
      <style:text-properties style:font-name="sans-serif" fo:font-size="13.5pt" style:font-size-asian="13.5pt"/>
    </style:style>
    <style:style style:name="T24" style:parent-style-name="Absatz-Standardschriftart" style:family="text">
      <style:text-properties style:font-name="sans-serif" fo:font-size="13.5pt" style:font-size-asian="13.5pt"/>
    </style:style>
    <style:style style:name="T25" style:parent-style-name="Absatz-Standardschriftart" style:family="text">
      <style:text-properties style:font-name="sans-serif" fo:font-size="13.5pt" style:font-size-asian="13.5pt"/>
    </style:style>
    <style:style style:name="T26" style:parent-style-name="Absatz-Standardschriftart" style:family="text">
      <style:text-properties style:font-name="sans-serif" fo:font-size="13.5pt" style:font-size-asian="13.5pt"/>
    </style:style>
    <style:style style:name="T27" style:parent-style-name="Absatz-Standardschriftart" style:family="text">
      <style:text-properties style:font-name="sans-serif" fo:font-size="13.5pt" style:font-size-asian="13.5pt"/>
    </style:style>
    <style:style style:name="T28" style:parent-style-name="Absatz-Standardschriftart" style:family="text">
      <style:text-properties style:font-name="sans-serif" fo:font-size="13.5pt" style:font-size-asian="13.5pt"/>
    </style:style>
    <style:style style:name="T29" style:parent-style-name="Absatz-Standardschriftart" style:family="text">
      <style:text-properties style:font-name="sans-serif" fo:font-size="13.5pt" style:font-size-asian="13.5pt"/>
    </style:style>
  </office:automatic-styles>
  <office:body>
    <office:text text:use-soft-page-breaks="true">
      <text:p text:style-name="P1">Mein Werdegang:Abitur, Studium RWTH Aachen (6 Semester Maschinenbau)</text:p>
      <text:p text:style-name="P2">Werdegang zum Koch:</text:p>
      <text:p text:style-name="P3">-Ausbildung im Seehotel Überfahrt in Rottach-Egern (Beste Abschlussprüfung Bayerns),</text:p>
      <text:p text:style-name="P4">-3 Monate Restaurant Husarenquartier bei Herbert Brockel ,1<text:s/>Michelin*, Garde Manger(Commis de Cuisine)</text:p>
      <text:p text:style-name="P5">-9 Monate Hotel Elisenhof in Mönchengladbach, Garde Manger und Patisserie (Commis deCuisine)</text:p>
      <text:p text:style-name="P6">-1,5 Jahre Hotel Alpenhof Murnau, Garde Manger und Patisserie ((Thilo Bischoff,Auszeichnung mit 1 Michelin* nach Verlust im Vorjahr) Chef de Partie, Sous Chef)<text:s/></text:p>
      <text:p text:style-name="P7">-Sommer- und Wintersaison in der Schweiz, Melchsee Frutt im Hotel Frutt Lodge und Spa,Entremetier (Demis Chef de Partie, Chef de Partie)</text:p>
      <text:p text:style-name="P8">-6 Monate Kreuzfahrtschiff MS Europa, davon 4 Monate Nachtkoch (Vorbereiten vom<text:s/>Frühstücksbuffet für alle Gäste und Mittagsbuffet fürs Lido Restaurant)</text:p>
      <text:p text:style-name="P9"/>
      <text:p text:style-name="Standard"><text:span text:style-name="T10">Nach der Erfahrung auf dem großen weiten Meer und der vielen, sehr kurzen doch prägenden</text:span><text:span text:style-name="T11"><text:s/></text:span><text:span text:style-name="T12">Eindrücke der verschiedenen Kontinente, fühlte ich mich bereit für die große Herausforderung und</text:span><text:span text:style-name="T13"><text:s/></text:span><text:span text:style-name="T14">Vera</text:span><text:span text:style-name="T15">ntwortung der Selbstständigkeit. In den Letzten 2,5 Jahren lernte ich dann auch das Clubleben des TCK kennen und habe festgestellt,</text:span><text:span text:style-name="T16"><text:s/></text:span><text:span text:style-name="T17">dass es mich persönlich mehr erfüllt, wenn ich nicht nur für die Gäste koche, sondern auch einen</text:span><text:span text:style-name="T18"><text:s/></text:span><text:span text:style-name="T19">gewissen freundschaftlichen K</text:span><text:span text:style-name="T20">ontakt mit den Gästen pflege und ich dadurch auch mehr auf die</text:span><text:span text:style-name="T21"><text:s/></text:span><text:span text:style-name="T22">einzelnen Vorlieben und Wünsche eingehen kann.</text:span><text:span text:style-name="T23"><text:s/></text:span><text:span text:style-name="T24">Nach der großartigen Erfahrung im TCK Frechen Königsdorf und dem Auslaufen meines</text:span><text:span text:style-name="T25"><text:s/></text:span><text:span text:style-name="T26">Pachtvertrages zum 31.12.2019, fühle ich mich wieder bereit für etw</text:span><text:span text:style-name="T27">as Neues und freue mich auf</text:span><text:span text:style-name="T28"><text:s/></text:span><text:span text:style-name="T29">eine neue Herausforderung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Oliver Wagner</meta:initial-creator>
    <dc:creator>Oliver Wagner</dc:creator>
    <meta:creation-date>2020-05-12T20:13:00Z</meta:creation-date>
    <dc:date>2020-05-26T14:57:00Z</dc:date>
    <meta:template xlink:href="Normal.dotm" xlink:type="simple"/>
    <meta:editing-cycles>3</meta:editing-cycles>
    <meta:editing-duration>PT0S</meta:editing-duration>
    <meta:document-statistic meta:page-count="1" meta:paragraph-count="3" meta:word-count="216" meta:character-count="1580" meta:row-count="11" meta:non-whitespace-character-count="1367"/>
  </office:meta>
</office:document-meta>
</file>